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end" style:justify-single-word="false"/>
      <style:text-properties officeooo:rsid="000e4513" officeooo:paragraph-rsid="000e4513"/>
    </style:style>
    <style:style style:name="P2" style:family="paragraph" style:parent-style-name="Standard">
      <style:paragraph-properties fo:text-align="center" style:justify-single-word="false"/>
      <style:text-properties officeooo:rsid="000e4513" officeooo:paragraph-rsid="000e4513"/>
    </style:style>
    <style:style style:name="P3" style:family="paragraph" style:parent-style-name="Standard">
      <style:paragraph-properties fo:text-align="center" style:justify-single-word="false"/>
      <style:text-properties fo:font-size="40pt" style:text-underline-style="solid" style:text-underline-width="auto" style:text-underline-color="font-color" fo:font-weight="bold" officeooo:rsid="000e4513" officeooo:paragraph-rsid="000e4513" style:font-size-asian="40pt" style:font-weight-asian="bold" style:font-size-complex="40pt" style:font-weight-complex="bold"/>
    </style:style>
    <style:style style:name="P4"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0e4513" officeooo:paragraph-rsid="000e4513"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size="12pt" officeooo:rsid="000fb1b7" officeooo:paragraph-rsid="000fb1b7" style:font-size-asian="12pt" style:font-size-complex="12pt"/>
    </style:style>
    <style:style style:name="P6" style:family="paragraph" style:parent-style-name="Standard">
      <style:paragraph-properties fo:text-align="justify" style:justify-single-word="false"/>
      <style:text-properties fo:font-size="12pt" officeooo:rsid="000e4513" officeooo:paragraph-rsid="000e4513" style:font-size-asian="12pt" style:font-size-complex="12pt"/>
    </style:style>
    <style:style style:name="P7" style:family="paragraph" style:parent-style-name="Standard">
      <style:paragraph-properties fo:text-align="justify" style:justify-single-word="false"/>
      <style:text-properties fo:font-size="12pt" officeooo:rsid="0011e0f5" officeooo:paragraph-rsid="0011e0f5" style:font-size-asian="10.5pt" style:font-size-complex="12pt"/>
    </style:style>
    <style:style style:name="P8" style:family="paragraph" style:parent-style-name="Standard">
      <style:paragraph-properties fo:text-align="justify" style:justify-single-word="false"/>
      <style:text-properties fo:font-size="12pt" officeooo:rsid="000e4513" officeooo:paragraph-rsid="001374fb" style:font-size-asian="12pt" style:font-size-complex="12pt"/>
    </style:style>
    <style:style style:name="P9" style:family="paragraph" style:parent-style-name="Standard">
      <style:paragraph-properties fo:text-align="justify" style:justify-single-word="false"/>
      <style:text-properties fo:font-variant="normal" fo:text-transform="none" style:font-name="Liberation Serif" fo:font-size="12pt" fo:letter-spacing="normal" fo:font-style="normal" fo:font-weight="normal" officeooo:rsid="000e4513" officeooo:paragraph-rsid="000e4513" style:font-size-asian="14pt" style:font-size-complex="14pt"/>
    </style:style>
    <style:style style:name="P10" style:family="paragraph" style:parent-style-name="Standard">
      <style:paragraph-properties fo:text-align="justify" style:justify-single-word="false"/>
      <style:text-properties fo:font-variant="normal" fo:text-transform="none" style:font-name="Liberation Serif" fo:font-size="14pt" fo:letter-spacing="normal" fo:font-style="normal" style:text-underline-style="solid" style:text-underline-width="auto" style:text-underline-color="font-color" fo:font-weight="bold" officeooo:rsid="000e4513" officeooo:paragraph-rsid="001374fb" style:font-size-asian="14pt" style:font-weight-asian="bold" style:font-size-complex="14pt" style:font-weight-complex="bold"/>
    </style:style>
    <style:style style:name="T1" style:family="text">
      <style:text-properties officeooo:rsid="0012087b"/>
    </style:style>
    <style:style style:name="T2" style:family="text">
      <style:text-properties officeooo:rsid="001374f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lhan DOLOU</text:p>
      <text:p text:style-name="P1"/>
      <text:p text:style-name="P3">RAPPORT INDIVIDUEL SAE JAVA</text:p>
      <text:p text:style-name="P2"/>
      <text:p text:style-name="P4">1) Ce que j’ai fait :</text:p>
      <text:p text:style-name="P9">Dans une telle SAE, il est assez difficile de dire ce que chacun a fait, car nous avons tous plus ou moins participé à chacune des tâches. Pour ma part, j’ai aidé au début de la création de l’UML, pour « l’ossature » entre guillemets, qui est surtout une tâche répétitive. Ensuite, nous avons chacun commencé à créer des classes en JAVA (par exemple, j’avais créé les classes Personne, Livre, ou encore l’Executable afin de tester nos méthodes JAVA). Ensuite, quand nous avons dû commencer à travailler sur JDBC, afin de lier notre application à la base de données, nous avons fait quelques mauvais choix d’organisation, mais une fois que tout était mis en place, nous avons chacun pu programmer nos méthodes efficacement. Durant cette partie, je me suis surtout occupé des affichages, donc je concevais les fonctions qui servaient à afficher les choix possibles aux utilisateurs, et dès lors que j’avais besoin de contenu provenant de la base de données (comme des noms de livres, de magasins, etc.), je pouvais demander à un de mes camarades qui s’occupait de telles fonctions.</text:p>
      <text:p text:style-name="P9"/>
      <text:p text:style-name="P10">2) Le <text:span text:style-name="T2">travail</text:span> <text:span text:style-name="T2">de groupe</text:span>:</text:p>
      <text:p text:style-name="P8">Cette SAE se faisant en groupe de 4, il y a évidemment une grande part de travail de groupe. Dans notre cas, nous sommes un groupe complice, n’ayant aucun problème de communication. Nous avons d’ailleurs mis en place des moyens de communication entre nous, comme des groupes Instagram et Discord, ainsi que des moyens de travail collaboratif, tels que GitHub, Google Docs, ou encore Live Share (une extension VSCode, nous permettant de travailler sur le même fichier en même temps). </text:p>
      <text:p text:style-name="P8"/>
      <text:p text:style-name="P4"><text:span text:style-name="T2">3</text:span>) Les difficultés rencontrées :</text:p>
      <text:p text:style-name="P5">Pour ce qui est des difficultés, nous avons d’abord eu des problèmes pour nous connecter à notre base de données, ce qui a retardé le début de la programmation avec JDBC. Nous avons finalement pu rattraper ce retard grâce à l'un des membres de notre groupe qui a réussi à configurer un serveur MariaDB sur son ordinateur personnel. Cela nous a permis de travailler malgré tout durant le week-end. De plus, j’ai personnellement rencontré quelques difficultés de compréhension lors de la création de certaines fonctions compliquées. Cependant, mon équipe a toujours su m'expliquer ces fonctions de manière simple, ce qui me permettait de les comprendre et de les exploiter. Pour le reste, les seuls soucis que nous avons eus étaient des oublis et des fautes de frappe, donc des problèmes mineurs.</text:p>
      <text:p text:style-name="P6"/>
      <text:p text:style-name="P4"><text:span text:style-name="T2">4</text:span>) <text:s/>Les compétences mobilisées :</text:p>
      <text:p text:style-name="P7">Pour ce qui est des compétences, il y en a plusieurs qui ont été mobilisées lors de cette SAE. La compétence principale ciblée pour cette SAE était « Développer — c’est-à-dire concevoir, coder, tester et intégrer — une solution informatique pour un client », qui a en effet été bien mise en place, car c’était la plus grande partie de cette SAE. Nous avons en effet réalisé une solution informatique pour un client, représenté ici par un ensemble de librairies. Mais nous avons aussi su mobiliser les autres compétences demandées pour ce projet, notamment implémenter et élaborer des conceptions simples via notre cod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6-15T17:17:03.240678704</meta:creation-date>
    <dc:date>2025-06-15T19:31:19.760000000</dc:date>
    <meta:editing-duration>PT21M18S</meta:editing-duration>
    <meta:editing-cycles>5</meta:editing-cycles>
    <meta:generator>LibreOffice/7.0.4.2$Windows_X86_64 LibreOffice_project/dcf040e67528d9187c66b2379df5ea4407429775</meta:generator>
    <meta:document-statistic meta:table-count="0" meta:image-count="0" meta:object-count="0" meta:page-count="1" meta:paragraph-count="10" meta:word-count="521" meta:character-count="3123" meta:non-whitespace-character-count="2608"/>
  </office:meta>
</office:document-meta>
</file>